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 svg:font-family="'Courier New'" style:font-family-generic="modern"/>
    <style:font-face style:name="Courier New1" svg:font-family="'Courier New'" style:font-family-generic="modern" style:font-pitch="fixed"/>
    <style:font-face style:name="Nimbus Mono L" svg:font-family="'Nimbus Mono L'"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paragraph-rsid="00075104"/>
    </style:style>
    <style:style style:name="P2" style:family="paragraph" style:parent-style-name="Text_20_body">
      <style:text-properties officeooo:paragraph-rsid="0007c4cc"/>
    </style:style>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3">
      <style:paragraph-properties>
        <style:tab-stops>
          <style:tab-stop style:position="16.002cm" style:type="right" style:leader-style="dotted" style:leader-text="."/>
        </style:tab-stops>
      </style:paragraph-properties>
    </style:style>
    <style:style style:name="P6" style:family="paragraph" style:parent-style-name="Text_20_body" style:list-style-name="List_20_3">
      <style:text-properties officeooo:paragraph-rsid="00075104"/>
    </style:style>
    <style:style style:name="P7" style:family="paragraph" style:parent-style-name="Text_20_body" style:list-style-name="List_20_3">
      <style:text-properties officeooo:rsid="00075104" officeooo:paragraph-rsid="00075104"/>
    </style:style>
    <style:style style:name="P8" style:family="paragraph" style:parent-style-name="Text_20_body" style:list-style-name="L1">
      <style:text-properties officeooo:paragraph-rsid="00075104"/>
    </style:style>
    <style:style style:name="P9" style:family="paragraph" style:parent-style-name="Text_20_body" style:list-style-name="L2">
      <style:text-properties officeooo:paragraph-rsid="00075104"/>
    </style:style>
    <style:style style:name="P10" style:family="paragraph" style:parent-style-name="Text_20_body" style:list-style-name="L3">
      <style:text-properties officeooo:paragraph-rsid="0007c4cc"/>
    </style:style>
    <style:style style:name="P11" style:family="paragraph" style:parent-style-name="Text_20_body">
      <style:text-properties officeooo:paragraph-rsid="0008d65f"/>
    </style:style>
    <style:style style:name="P12" style:family="paragraph" style:parent-style-name="Heading_20_1">
      <style:text-properties officeooo:rsid="00075104" officeooo:paragraph-rsid="00075104"/>
    </style:style>
    <style:style style:name="P13" style:family="paragraph" style:parent-style-name="Heading_20_3">
      <style:text-properties officeooo:paragraph-rsid="0008d65f"/>
    </style:style>
    <style:style style:name="T1" style:family="text">
      <style:text-properties officeooo:rsid="00071123"/>
    </style:style>
    <style:style style:name="T2" style:family="text">
      <style:text-properties officeooo:rsid="00075104"/>
    </style:style>
    <style:style style:name="T3" style:family="text">
      <style:text-properties fo:font-style="normal" style:font-style-asian="normal" style:font-style-complex="normal"/>
    </style:style>
    <style:style style:name="T4" style:family="text">
      <style:text-properties fo:font-style="normal" officeooo:rsid="00075104" style:font-style-asian="normal" style:font-style-complex="normal"/>
    </style:style>
    <style:style style:name="T5" style:family="text">
      <style:text-properties fo:font-style="normal" officeooo:rsid="0007c4cc" style:font-style-asian="normal" style:font-style-complex="normal"/>
    </style:style>
    <style:style style:name="T6" style:family="text">
      <style:text-properties fo:font-style="normal" officeooo:rsid="0008d65f" style:font-style-asian="normal" style:font-style-complex="normal"/>
    </style:style>
    <style:style style:name="T7" style:family="text">
      <style:text-properties fo:font-style="normal" fo:font-weight="bold" officeooo:rsid="00075104" style:font-style-asian="normal" style:font-weight-asian="bold" style:font-style-complex="normal" style:font-weight-complex="bol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4"><text:a xlink:type="simple" xlink:href="#__RefHeading__3874_1106016164" text:style-name="Internet_20_link" text:visited-style-name="Internet_20_link">1. </text:a>Nach einem Einbruch?<text:tab/>1</text:p>
          <text:p text:style-name="P3"><text:a xlink:type="simple" xlink:href="#__RefHeading__3876_1106016164" text:style-name="Internet_20_link" text:visited-style-name="Internet_20_link">1.1. </text:a>Ziele<text:tab/>1</text:p>
          <text:p text:style-name="P3"><text:a xlink:type="simple" xlink:href="#__RefHeading__3878_1106016164" text:style-name="Internet_20_link" text:visited-style-name="Internet_20_link">1.2. </text:a>Vorgehensweise bei gehacktem Server<text:tab/>1</text:p>
          <text:p text:style-name="P3"><text:a xlink:type="simple" xlink:href="#__RefHeading__3880_1106016164" text:style-name="Internet_20_link" text:visited-style-name="Internet_20_link">1.3. </text:a>Einleitung<text:tab/>1</text:p>
          <text:p text:style-name="P5"><text:a xlink:type="simple" xlink:href="#__RefHeading__3882_1106016164" text:style-name="Internet_20_link" text:visited-style-name="Internet_20_link">1.3.1. </text:a>Ruhe bewahren<text:tab/>2</text:p>
          <text:p text:style-name="P5"><text:a xlink:type="simple" xlink:href="#__RefHeading__3884_1106016164" text:style-name="Internet_20_link" text:visited-style-name="Internet_20_link">1.3.2. </text:a>Beweise sichern<text:tab/>2</text:p>
          <text:p text:style-name="P5"><text:a xlink:type="simple" xlink:href="#__RefHeading__3886_1106016164" text:style-name="Internet_20_link" text:visited-style-name="Internet_20_link">1.3.3. </text:a>Nutzdaten sichern<text:tab/>2</text:p>
          <text:p text:style-name="P5"><text:a xlink:type="simple" xlink:href="#__RefHeading__3888_1106016164" text:style-name="Internet_20_link" text:visited-style-name="Internet_20_link">1.3.4. </text:a>Server reinstallieren<text:tab/>2</text:p>
          <text:p text:style-name="P5"><text:a xlink:type="simple" xlink:href="#__RefHeading__3890_1106016164" text:style-name="Internet_20_link" text:visited-style-name="Internet_20_link">1.3.5. </text:a>Nutzdaten analysieren<text:tab/>3</text:p>
          <text:p text:style-name="P5"><text:a xlink:type="simple" xlink:href="#__RefHeading__3892_1106016164" text:style-name="Internet_20_link" text:visited-style-name="Internet_20_link">1.3.6. </text:a>Beweise analysieren<text:tab/>3</text:p>
          <text:p text:style-name="P5"><text:a xlink:type="simple" xlink:href="#__RefHeading__3894_1106016164" text:style-name="Internet_20_link" text:visited-style-name="Internet_20_link">1.3.7. </text:a>Sicherheitskonzept anpassen<text:tab/>3</text:p>
          <text:p text:style-name="P5"><text:a xlink:type="simple" xlink:href="#__RefHeading__3896_1106016164" text:style-name="Internet_20_link" text:visited-style-name="Internet_20_link">1.3.8. </text:a>Software installieren<text:tab/>4</text:p>
          <text:p text:style-name="P5"><text:a xlink:type="simple" xlink:href="#__RefHeading__3898_1106016164" text:style-name="Internet_20_link" text:visited-style-name="Internet_20_link">1.3.9. </text:a>Nutzdaten einspielen<text:tab/>4</text:p>
          <text:p text:style-name="P5"><text:a xlink:type="simple" xlink:href="#__RefHeading__3900_1106016164" text:style-name="Internet_20_link" text:visited-style-name="Internet_20_link">1.3.10. </text:a>Server online nehmen<text:tab/>4</text:p>
        </text:index-body>
      </text:table-of-content>
      <text:p text:style-name="Text_20_body"/>
      <text:h text:style-name="P12" text:outline-level="1" text:restart-numbering="true" text:start-value="-1"><text:bookmark-start text:name="__RefHeading__3874_1106016164"/>Nach einem Einbruch?<text:bookmark-end text:name="__RefHeading__3874_1106016164"/></text:h>
      <text:h text:style-name="Heading_20_2" text:outline-level="2"><text:bookmark-start text:name="__RefHeading__3876_1106016164"/>Ziele<text:bookmark-end text:name="__RefHeading__3876_1106016164"/></text:h>
      <text:list xml:id="list2539841495290847243" text:style-name="List_20_3">
        <text:list-item>
          <text:p text:style-name="P7">Was ist zu tun, wenn ein Server gehackt wurde?</text:p>
        </text:list-item>
        <text:list-item>
          <text:p text:style-name="P7">Quelle:</text:p>
          <text:list>
            <text:list-item>
              <text:p text:style-name="P6"><text:a xlink:type="simple" xlink:href="http://www.rootservice.org/howtos/security/server_hacked.html"><text:span text:style-name="T2">http://www.rootservice.org/howtos/security/server_hacked.html</text:span></text:a></text:p>
              <text:p text:style-name="P7"/>
            </text:list-item>
          </text:list>
        </text:list-item>
      </text:list>
      <text:p text:style-name="Text_20_body"><text:span text:style-name="Citation"><text:span text:style-name="T3"/></text:span></text:p>
      <text:p text:style-name="Text_20_body"><text:span text:style-name="Citation"><text:span text:style-name="T3"/></text:span></text:p>
      <text:h text:style-name="Heading_20_2" text:outline-level="2"><text:bookmark-start text:name="__RefHeading__3878_1106016164"/><text:span text:style-name="Citation"><text:span text:style-name="T4">Vorgehensweise bei gehacktem Server</text:span></text:span><text:bookmark-end text:name="__RefHeading__3878_1106016164"/></text:h>
      <text:p text:style-name="P1"><text:span text:style-name="Citation"><text:span text:style-name="T4">Markus Kohlmeyer arbeitet als System-Administrator in Hamburg (Germany). Er beschäftigt sich mit diversen Themen der IT, insbesondere der Administration und Security von Servern, pflegt mehrere HowTos zu FreeBSD und Linux und betreibt neben dem RootService unter Anderem auch die RootForum Community, wo er unter seinem Pseudonym Joe User aktiv ist.</text:span></text:span></text:p>
      <text:p text:style-name="P1"><text:span text:style-name="Citation"><text:span text:style-name="T4"/></text:span></text:p>
      <text:p text:style-name="P1"><text:span text:style-name="Citation"><text:span text:style-name="T4">Verfasser: Markus Kohlmeyer</text:span></text:span></text:p>
      <text:p text:style-name="P1"><text:span text:style-name="Citation"><text:span text:style-name="T4">Letzte Aktualisierung: 02.01.2013</text:span></text:span></text:p>
      <text:p text:style-name="P1"><text:span text:style-name="Citation"><text:span text:style-name="T4">Veröffentlicht: 18.02.2003</text:span></text:span></text:p>
      <text:p text:style-name="P1"><text:span text:style-name="Citation"><text:span text:style-name="T4">Lizenz: Attribution-NonCommercial-ShareAlike 3.0 Unported (CC BY-NC-SA 3.0)</text:span></text:span></text:p>
      <text:p text:style-name="P1"><text:span text:style-name="Citation"><text:span text:style-name="T4"/></text:span></text:p>
      <text:h text:style-name="Heading_20_2" text:outline-level="2"><text:bookmark-start text:name="__RefHeading__3880_1106016164"/><text:span text:style-name="Citation"><text:span text:style-name="T4">Einleitung</text:span></text:span><text:bookmark-end text:name="__RefHeading__3880_1106016164"/></text:h>
      <text:p text:style-name="P1"><text:span text:style-name="Citation"><text:span text:style-name="T4">Dein Server wurde gehackt und Du weisst nicht so recht wie Du nun weiter vorgehen sollst? Wir haben Dir nachfolgend ein paar Punkte zusammengestellt, die Dir unserer Erfahrung nach in diesem Fall am Besten weiterhelfen sollten.</text:span></text:span></text:p>
      <text:p text:style-name="P1"><text:span text:style-name="Citation"><text:span text:style-name="T4"/></text:span></text:p>
      <text:h text:style-name="P13" text:outline-level="3"><text:bookmark-start text:name="__RefHeading__3882_1106016164"/><text:soft-page-break/><text:span text:style-name="Citation"><text:span text:style-name="T4">Ruhe bewahren</text:span></text:span><text:span text:style-name="Citation"><text:span text:style-name="T6">UPnP</text:span></text:span><text:bookmark-end text:name="__RefHeading__3882_1106016164"/></text:h>
      <text:p text:style-name="P1"><text:span text:style-name="Citation"><text:span text:style-name="T4">Bitte bewahre erstmal Ruhe, denn ein hektischer Admin und ein gehackter Server sind eine gefährliche hochexplosive Mischung. Das Kind ist ohnehin schon in den Brunnen gefallen, also bringt Dir ein überhastetes Handeln jetzt nur noch weiteren vermeidbaren Ärger ein. Besorge Dir erstmal eine Kanne Kaffee oder Tee und lies Dir zunächst die folgenden Punkte mindestens einmal durch, bevor Du anfängst diese nach und nach umzusetzen.</text:span></text:span></text:p>
      <text:p text:style-name="P1"><text:span text:style-name="Citation"><text:span text:style-name="T4"/></text:span></text:p>
      <text:h text:style-name="Heading_20_3" text:outline-level="3"><text:bookmark-start text:name="__RefHeading__3884_1106016164"/><text:span text:style-name="Citation"><text:span text:style-name="T4">Beweise sichern</text:span></text:span><text:bookmark-end text:name="__RefHeading__3884_1106016164"/></text:h>
      <text:p text:style-name="P1"><text:span text:style-name="Citation"><text:span text:style-name="T4">Dieser sehr wichtige Punkt wird gerne vergessen, daher führen wir ihn gleich als Erstes durch. Hierzu </text:span></text:span></text:p>
      <text:list xml:id="list8984023791201239536" text:style-name="L1">
        <text:list-item>
          <text:p text:style-name="P8"><text:span text:style-name="Citation"><text:span text:style-name="T7">bootest Du den Server mit einem Rescuesystem</text:span></text:span><text:span text:style-name="Citation"><text:span text:style-name="T4"> und </text:span></text:span></text:p>
        </text:list-item>
        <text:list-item>
          <text:p text:style-name="P8"><text:span text:style-name="Citation"><text:span text:style-name="T4">legst ein </text:span></text:span><text:span text:style-name="Citation"><text:span text:style-name="T7">vollständiges Festplatten-Image des Systems</text:span></text:span><text:span text:style-name="Citation"><text:span text:style-name="T4"> an. <text:line-break/><text:line-break/>Dieses lässt sich später in einer virtuellen Maschine gefahrlos analysieren und so sowohl das Einfallstor als auch die vorgenommenen Manipulationen aufspüren. Schliesslich nützt es Dir ja Nichts, wenn Du nicht weisst wie der Angreifer in Dein System eingedrungen ist und was er dort getrieben hat.</text:span></text:span></text:p>
        </text:list-item>
      </text:list>
      <text:p text:style-name="P1"><text:span text:style-name="Citation"><text:span text:style-name="T4"/></text:span></text:p>
      <text:p text:style-name="P11"><text:a xlink:type="simple" xlink:href="http://www.pc-erfahrung.de/hardware/festplatte-optische-laufwerke/kostenloses-festplatten-image-mit-clonezilla.html"><text:span text:style-name="Citation"><text:span text:style-name="T6">http://www.pc-erfahrung.de/hardware/festplatte-optische-laufwerke/kostenloses-festplatten-image-mit-clonezilla.html</text:span></text:span></text:a></text:p>
      <text:p text:style-name="P11"><text:a xlink:type="simple" xlink:href="http://www.heise.de/download/systemsoftware/system-utilities/imaging-programme-50000505204/"><text:span text:style-name="Citation"><text:span text:style-name="T6"/></text:span></text:a></text:p>
      <text:p text:style-name="P11"><text:a xlink:type="simple" xlink:href="http://www.heise.de/download/systemsoftware/system-utilities/imaging-programme-50000505204/"><text:span text:style-name="Citation"><text:span text:style-name="T6">http://www.heise.de/download/systemsoftware/system-utilities/imaging-programme-50000505204/</text:span></text:span></text:a></text:p>
      <text:p text:style-name="P11"><text:span text:style-name="Citation"><text:span text:style-name="T6"/></text:span></text:p>
      <text:h text:style-name="Heading_20_3" text:outline-level="3"><text:bookmark-start text:name="__RefHeading__3886_1106016164"/><text:span text:style-name="Citation"><text:span text:style-name="T4">Nutzdaten sichern</text:span></text:span><text:bookmark-end text:name="__RefHeading__3886_1106016164"/></text:h>
      <text:p text:style-name="P1"><text:span text:style-name="Citation"><text:span text:style-name="T4">Als Nächstes sicherst Du die Nutzdaten, also Alles was man nicht installieren kann. Dies sind </text:span></text:span><text:span text:style-name="Citation"><text:span text:style-name="T7">zum Beispiel statische Webseiten, Bilder, Videos, Datenbankinhalte, E-Mails und Zugangsdaten.</text:span></text:span><text:span text:style-name="Citation"><text:span text:style-name="T4"> </text:span></text:span></text:p>
      <text:p text:style-name="P1"><text:span text:style-name="Citation"><text:span text:style-name="T4"/></text:span></text:p>
      <text:p text:style-name="P1"><text:span text:style-name="Citation"><text:span text:style-name="T7">In keinem Fal</text:span></text:span><text:span text:style-name="Citation"><text:span text:style-name="T4">l sicherst Du in diesem Schritt irgendwelche Software, also Programme und Scripte, denn diese sind nach einem erfolgreichen Einbruch nicht mehr vertrauenswürdig.</text:span></text:span></text:p>
      <text:p text:style-name="P1"><text:span text:style-name="Citation"><text:span text:style-name="T4"/></text:span></text:p>
      <text:h text:style-name="Heading_20_3" text:outline-level="3"><text:bookmark-start text:name="__RefHeading__3888_1106016164"/><text:span text:style-name="Citation"><text:span text:style-name="T4">Server reinstallieren</text:span></text:span><text:bookmark-end text:name="__RefHeading__3888_1106016164"/></text:h>
      <text:p text:style-name="P1"><text:span text:style-name="Citation"><text:span text:style-name="T4">Nachdem Du die obigen Sicherungen angelegt hast, setzt Du den </text:span></text:span><text:span text:style-name="Citation"><text:span text:style-name="T7">Server komplett neu auf.</text:span></text:span><text:span text:style-name="Citation"><text:span text:style-name="T4"> </text:span></text:span></text:p>
      <text:p text:style-name="P1"><text:span text:style-name="Citation"><text:span text:style-name="T4">Dieser Schritt ist wichtig, da Du nicht wissen kannst ob und welche Software vom Angreifer manipuliert wurde. Selbst wenn Du glaubst dies zu wissen, kannst Du Dir nie zu 100% sicher sein, daher gilt es wieder eine vertrauenswürdige Basis, sprich ein sauberes Grundsystem zu schaffen. </text:span></text:span></text:p>
      <text:list xml:id="list2298969124430969930" text:style-name="L2">
        <text:list-item>
          <text:p text:style-name="P9"><text:span text:style-name="Citation"><text:span text:style-name="T4">Lösche zunächst die Festplatte(n) vom Rescuesystem aus mittels <text:line-break/><text:line-break/>dd if=/dev/zero of=/dev/sda (Linux) beziehungsweise <text:line-break/>dd if=/dev/zero of=/dev/ad1 (FreeBSD), <text:line-break/><text:line-break/>wobei /dev/sda beziehungsweise /dev/ad1 durch die jeweilige Festplattenbezeichnung zu ersetzen ist. Dies führst Du bitte für alle vorhandenen Festplatten mindestens einmal besser zweimal durch. </text:span></text:span></text:p>
        </text:list-item>
        <text:list-item>
          <text:p text:style-name="P9"><text:soft-page-break/><text:span text:style-name="Citation"><text:span text:style-name="T4">Danach kannst Du das Betriebssystem in seiner Minimal-Version neu installieren und konfigurieren. Es sollte nun also maximal das Basissystem installiert und der SSH-Daemon gestartet sein, mehr nicht. Der Rest folgt später.</text:span></text:span></text:p>
        </text:list-item>
      </text:list>
      <text:p text:style-name="P1"><text:span text:style-name="Citation"><text:span text:style-name="T4"/></text:span></text:p>
      <text:h text:style-name="Heading_20_3" text:outline-level="3"><text:bookmark-start text:name="__RefHeading__3890_1106016164"/><text:span text:style-name="Citation"><text:span text:style-name="T4">Nutzdaten analysieren</text:span></text:span><text:bookmark-end text:name="__RefHeading__3890_1106016164"/></text:h>
      <text:p text:style-name="P2"><text:span text:style-name="Citation"><text:span text:style-name="T4">Nun beginnt die eigentliche Arbeit, das Analysieren der gesicherten Daten. </text:span></text:span></text:p>
      <text:p text:style-name="P2"><text:span text:style-name="Citation"><text:span text:style-name="T4">Bei den Nutzdaten ist es noch relativ leicht, denn diese brauchst Du nur </text:span></text:span><text:span text:style-name="Citation"><text:span text:style-name="T7">mit einem 100% sauberen Backup zu vergleichen</text:span></text:span><text:span text:style-name="Citation"><text:span text:style-name="T4"> und die seitdem Backup hinzugekommenen Nutzdaten manuell zu sichten. Wenn Du Dir zu 100% sicher bist, das</text:span></text:span><text:span text:style-name="Citation"><text:span text:style-name="T6">s</text:span></text:span><text:span text:style-name="Citation"><text:span text:style-name="T4"> die Nutzdaten sauber sind, kannst Du mit dem Analysieren der Beweise weitermachen.</text:span></text:span></text:p>
      <text:p text:style-name="P1"><text:span text:style-name="Citation"><text:span text:style-name="T4"/></text:span></text:p>
      <text:h text:style-name="Heading_20_3" text:outline-level="3"><text:bookmark-start text:name="__RefHeading__3892_1106016164"/><text:span text:style-name="Citation"><text:span text:style-name="T4">Beweise analysieren</text:span></text:span><text:bookmark-end text:name="__RefHeading__3892_1106016164"/></text:h>
      <text:p text:style-name="P2"><text:span text:style-name="Citation"><text:span text:style-name="T4">Jetzt kommt der schwierigste und zeitaufwendigste Teil der Arbeit, das Analysieren der Beweissicherung. </text:span></text:span></text:p>
      <text:list xml:id="list1115443083341291925" text:style-name="L3">
        <text:list-item>
          <text:p text:style-name="P10"><text:span text:style-name="Citation"><text:span text:style-name="T4">Dazu legst Du Dir zunächst ein </text:span></text:span><text:span text:style-name="Citation"><text:span text:style-name="T7">weiteres Backup des Festplatten-Images</text:span></text:span><text:span text:style-name="Citation"><text:span text:style-name="T4"> an, das benötigen nämlich unter Umständen die </text:span></text:span><text:span text:style-name="Citation"><text:span text:style-name="T7">Strafverfolgungsbehörden</text:span></text:span><text:span text:style-name="Citation"><text:span text:style-name="T4"> für eigene Analysen. <text:line-break/></text:span></text:span></text:p>
        </text:list-item>
        <text:list-item>
          <text:p text:style-name="P10"><text:span text:style-name="Citation"><text:span text:style-name="T4">Du legst Dir nun mittels </text:span></text:span><text:span text:style-name="Citation"><text:span text:style-name="T7">VirtualBox</text:span></text:span><text:span text:style-name="Citation"><text:span text:style-name="T4"> oder VMWare Workstation eine neue virtuelle Maschine an und weist dieser das Festplatten-Image zu (Wie das im Einzelnen geht, steht in der jeweiligen Dokumentation). </text:span></text:span><text:span text:style-name="Citation"><text:span text:style-name="T7">Achte darauf, das Du der virtuellen Maschine kein Netzwerkinterface</text:span></text:span><text:span text:style-name="Citation"><text:span text:style-name="T4"> zuweist, denn Du weisst ja noch nicht, was der Angreifer mit Deinem System gemacht hat. Etwaige Bootprobleme musst Du mit Hilfe der Dokumentation zu Deinem Betriebssystem selbst lösen, das ist im Rahmen dieses Leitfadens nicht möglich. Häufige Stolpersteine sind hier die Hardwarekonfiguration (z. B. udev unter Linux), der Kernel und seine Module oder das fehlende Netzwerkinterface. Zum Beheben dieser Probleme empfiehlt sich der Einsatz einer RescueCD wie der SystemRescueCD. Nachdem Du diese Hürde gemeistert hast, fängst Du zunächst damit an, <text:line-break/></text:span></text:span></text:p>
        </text:list-item>
        <text:list-item>
          <text:p text:style-name="P10"><text:span text:style-name="Citation"><text:span text:style-name="T4">das </text:span></text:span><text:span text:style-name="Citation"><text:span text:style-name="T7">Einfallstor zu finden</text:span></text:span><text:span text:style-name="Citation"><text:span text:style-name="T4">, damit Dein neues System darüber nicht gleich wieder kompromittiert wird. Häufig werden Webapplikationen, also </text:span></text:span><text:span text:style-name="Citation"><text:span text:style-name="T7">PHP, Perl, Rails </text:span></text:span><text:span text:style-name="Citation"><text:span text:style-name="T4">und andere Scripts als Einfallstor genutzt, daher solltest Du dort als Erstes nachsehen. Darüberhinaus werden gerne </text:span></text:span><text:span text:style-name="Citation"><text:span text:style-name="T7">bekannte Sicherheitslücken in Systemsoftware</text:span></text:span><text:span text:style-name="Citation"><text:span text:style-name="T4"> ausgenutzt, das wäre also die nächste zu überprüfende Baustelle.</text:span></text:span></text:p>
        </text:list-item>
      </text:list>
      <text:p text:style-name="P1"><text:span text:style-name="Citation"><text:span text:style-name="T4"/></text:span></text:p>
      <text:p text:style-name="P1"><text:span text:style-name="Citation"><text:span text:style-name="T4">All dies ist eine sehr komplexe und schwere Aufgabe und es ist kein Grund sich zu schämen wenn man sie nicht allein gelöst bekommt. Selbst viele langjährige professionelle System-Administratoren haben hierbei ihre kleinen und grosse Probleme. In diesem Fall muss man sich dann aber konsequenterweise auch eingestehen, dass man es selbst nicht schafft und etwas Geld in die Hand nehmen und ein darauf spezialisiertes Unternehmen mit der Aufgabe betreuen. Das ist letztendlich immer günstiger als wenn das System in kurzer Zeit erneut kompromittiert wird und darüber illegale Aktivitäten wie (D)DoS, Brute-Force und andere Angriffe durchgeführt oder Spam, Warez, Musik, Filme oder gar Kinder-Pornos verbreitet werden. Denn für all dies wirst zunächst Du als Besitzer des Servers haftbar gemacht und das wird sehr schnell sehr teuer!</text:span></text:span></text:p>
      <text:p text:style-name="P1"><text:span text:style-name="Citation"><text:span text:style-name="T4"/></text:span></text:p>
      <text:h text:style-name="Heading_20_3" text:outline-level="3"><text:bookmark-start text:name="__RefHeading__3894_1106016164"/><text:span text:style-name="Citation"><text:span text:style-name="T4">Sicherheitskonzept anpassen</text:span></text:span><text:bookmark-end text:name="__RefHeading__3894_1106016164"/></text:h>
      <text:p text:style-name="P1"><text:span text:style-name="Citation"><text:span text:style-name="T4">Jeder gute Administrator hat ein eigenes auf den jeweiligen Server angepasstes </text:span></text:span><text:soft-page-break/><text:span text:style-name="Citation"><text:span text:style-name="T4">Sicherheitskonzept. Dieses Sicherheitskonzept erweitert er ständig, um mit den täglichen Fortschritten der bösen Buben (BlackHats) Schritt zu halten und so die meisten älteren und aktuellen bekannten Bedrohungen im Vorfeld von seinem Server abwenden zu können. Auf Basis der Erkenntnisse aus der vorherigen Analyse wirst Du nun also auch Dein Sicherheitskonzept erweitern und darauf achten, das dieses Sicherheitsproblem künftig auf Deinem Server nicht mehr auftritt.</text:span></text:span></text:p>
      <text:p text:style-name="P1"><text:span text:style-name="Citation"><text:span text:style-name="T4"/></text:span></text:p>
      <text:h text:style-name="Heading_20_3" text:outline-level="3"><text:bookmark-start text:name="__RefHeading__3896_1106016164"/><text:span text:style-name="Citation"><text:span text:style-name="T4">Software installieren</text:span></text:span><text:bookmark-end text:name="__RefHeading__3896_1106016164"/></text:h>
      <text:p text:style-name="P1"><text:span text:style-name="Citation"><text:span text:style-name="T4">Nun kannst Du die von Dir benötigte Software installieren und konfigurieren. Achte aber bitte darauf, wir</text:span></text:span><text:span text:style-name="Citation"><text:span text:style-name="T5">k</text:span></text:span><text:span text:style-name="Citation"><text:span text:style-name="T4">lich </text:span></text:span><text:span text:style-name="Citation"><text:span text:style-name="T7">nur die zwingend benötigte Software</text:span></text:span><text:span text:style-name="Citation"><text:span text:style-name="T4"> zu installieren, denn jede einzelne Software birgt das Risiko einer unbekannten Sicherheitslücke. Anders ausgedrückt: Jede Datei, die nicht auf Deinem Server existiert, kann auch nicht für einen neuen Einbruch genutzt werden. Auch bei der Konfiguration lasse bitte Vorsicht walten und informiere Dich vorher was jede einzelne Konfigurationsoption bewirkt. Auch die Wechselwirkungen zwischen den Anwendungen und Konfigurationen solltest Du berücksichtigen, denn manche unglückliche Kombinationen machen einen Angriff erst möglich. Vergesse bitte auch die </text:span></text:span><text:span text:style-name="Citation"><text:span text:style-name="T7">Softwareupdates</text:span></text:span><text:span text:style-name="Citation"><text:span text:style-name="T4"> nicht, spiele diese immer sofort und regelmässig ein!</text:span></text:span></text:p>
      <text:p text:style-name="P1"><text:span text:style-name="Citation"><text:span text:style-name="T4"/></text:span></text:p>
      <text:h text:style-name="Heading_20_3" text:outline-level="3"><text:bookmark-start text:name="__RefHeading__3898_1106016164"/><text:span text:style-name="Citation"><text:span text:style-name="T4">Nutzdaten einspielen</text:span></text:span><text:bookmark-end text:name="__RefHeading__3898_1106016164"/></text:h>
      <text:p text:style-name="P1"><text:span text:style-name="Citation"><text:span text:style-name="T4">Es ist nun an der Zeit die Nutzdaten wiederherzustellen. Auch hier gilt wieder: </text:span></text:span><text:span text:style-name="Citation"><text:span text:style-name="T7">Weniger ist mehr</text:span></text:span><text:span text:style-name="Citation"><text:span text:style-name="T4">. Nutzdaten sind zwar im Regelfall eher unkritisch, aber bei dieser Gelegenheit kann man sich auch gleich von veralteten, unnötigen Daten trennen. Das trägt nicht nur zum Datenschutz bei sondern verkürzt auch die Analyse bei einem etwaigen zukünftigen Einbruch.</text:span></text:span></text:p>
      <text:p text:style-name="P1"><text:span text:style-name="Citation"><text:span text:style-name="T4"/></text:span></text:p>
      <text:h text:style-name="Heading_20_3" text:outline-level="3"><text:bookmark-start text:name="__RefHeading__3900_1106016164"/><text:span text:style-name="Citation"><text:span text:style-name="T4">Server online nehmen</text:span></text:span><text:bookmark-end text:name="__RefHeading__3900_1106016164"/></text:h>
      <text:p text:style-name="P1"><text:span text:style-name="Citation"><text:span text:style-name="T4">Du hast es geschafft und kannst den Server wieder für den Normalbetrieb online nehme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 svg:font-family="'Courier New'" style:font-family-generic="modern"/>
    <style:font-face style:name="Courier New1" svg:font-family="'Courier New'" style:font-family-generic="modern" style:font-pitch="fixed"/>
    <style:font-face style:name="Nimbus Mono L" svg:font-family="'Nimbus Mono L'"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style:contextual-spacing="false"/>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drop-cap/>
      </style:paragraph-propertie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cm" fo:border-left="none" fo:border-right="none" fo:border-top="none" fo:border-bottom="2.49pt solid #993366" style:shadow="none">
        <style:drop-cap/>
        <style:background-image/>
      </style:paragraph-properties>
      <style:text-properties style:font-name="Verdana1"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 style:family="paragraph" style:parent-style-name="Standard" style:class="extra">
      <style:paragraph-properties fo:background-color="transparent" fo:padding="0cm" fo:border-left="none" fo:border-right="none" fo:border-top="none" fo:border-bottom="0.06pt solid #000000" style:shadow="none" text:number-lines="false" text:line-number="0">
        <style:tab-stops>
          <style:tab-stop style:position="8.498cm" style:type="center"/>
          <style:tab-stop style:position="16.999cm" style:type="right"/>
        </style:tab-stops>
        <style:background-image/>
      </style:paragraph-properties>
      <style:text-properties fo:font-size="8pt"/>
    </style:style>
    <style:style style:name="Footer" style:family="paragraph" style:parent-style-name="Standard" style:class="extra">
      <style:paragraph-properties fo:padding="0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size="12pt" fo:font-style="italic" style:font-size-asian="12pt" style:font-style-asian="italic" style:font-name-complex="Tahoma1" style:font-size-complex="12pt" style:font-style-complex="italic"/>
    </style:style>
    <style:style style:name="Table" style:family="paragraph" style:parent-style-name="Caption" style:class="extra">
      <style:paragraph-properties fo:background-color="transparent" fo:padding="0.049cm" fo:border="0.06pt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fo:padding="0cm" fo:border-left="none" fo:border-right="none" fo:border-top="none" fo:border-bottom="2.49pt solid #993366" style:shadow="none" text:number-lines="false" text:line-number="0"/>
      <style:text-properties style:font-name="Verdana2"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199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code" style:family="paragraph" style:class="text" style:master-page-name="">
      <style:paragraph-properties style:page-number="auto" fo:background-color="#ccffff" fo:padding="0.049cm" fo:border="0.06pt solid #993366" style:shadow="none">
        <style:background-image/>
      </style:paragraph-properties>
      <style:text-properties style:font-name="Nimbus Mono L" fo:font-size="10pt" fo:font-weight="bold"/>
    </style:style>
    <style:style style:name="aufgabe" style:family="paragraph" style:parent-style-name="Standard" style:class="text">
      <style:paragraph-properties fo:background-color="#ccffff" fo:padding="0.049cm" fo:border="0.06pt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51pt solid #000000">
        <style:background-image/>
      </style:paragraph-properties>
      <style:text-properties style:use-window-font-color="true" style:font-name="Courier New" fo:font-size="10pt" fo:letter-spacing="-0.018cm" fo:language="de" fo:country="DE" style:font-name-asian="Arial" style:font-size-asian="10pt" style:font-name-complex="Times New Roman" style:font-size-complex="10pt" style:language-complex="ar" style:country-complex="SA"/>
    </style:style>
    <style:style style:name="HTML_20_Vorformatiert" style:display-name="HTML Vorformatiert" style:family="paragraph" style:parent-style-name="Standard">
      <style:text-properties style:font-name="Courier New" fo:font-size="10pt" style:font-size-asian="10pt" style:font-name-complex="Courier New"/>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weight="bold" style:font-weight-asian="bold" style:font-weight-complex="bold"/>
    </style:style>
    <style:style style:name="Listennummer" style:family="paragraph" style:list-style-name="WW8StyleNum">
      <style:paragraph-properties fo:margin-left="1.27cm" fo:margin-right="0.635cm" fo:margin-top="0cm" fo:margin-bottom="0cm" style:contextual-spacing="false" fo:orphans="2" fo:widows="2" fo:text-indent="-0.635cm" style:auto-text-indent="false">
        <style:tab-stops/>
      </style:paragraph-properties>
      <style:text-properties style:use-window-font-color="true" style:font-name="Verdana3" fo:font-size="10pt" fo:letter-spacing="-0.009cm" fo:language="de" fo:country="DE" style:font-name-asian="Arial" style:font-size-asian="10pt" style:font-name-complex="Times New Roman"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margin-top="0cm" fo:margin-bottom="0cm" style:contextual-spacing="false" fo:text-align="start" style:justify-single-word="false" fo:text-indent="-0.635cm" style:auto-text-indent="false"/>
      <style:text-properties style:font-name="Times New Roman" fo:font-size="10pt" fo:letter-spacing="normal" style:font-size-asian="10pt"/>
    </style:style>
    <style:style style:name="aufgabe_5f_überschrift" style:display-name="aufgabe_überschrift" style:family="paragraph" style:parent-style-name="Heading_20_3" style:next-style-name="aufgabe" style:default-outline-level="" style:list-style-name="">
      <style:paragraph-properties fo:background-color="transparent" fo:padding="0cm" fo:border-left="none" fo:border-right="none" fo:border-top="none" fo:border-bottom="0.06pt solid #993366" style:shadow="none">
        <style:tab-stops/>
        <style:drop-cap/>
        <style:background-image/>
      </style:paragraph-properties>
      <style:text-properties fo:font-size="10pt"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Example" style:family="text">
      <style:text-properties style:font-name="Courier New1" style:font-name-asian="Courier New1" style:font-name-complex="Courier New1"/>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 fo:font-size="10pt" style:font-size-asian="10pt" style:font-size-complex="10pt"/>
    </style:style>
    <style:style style:name="merke_20_Char" style:display-name="merke Char" style:family="text" style:parent-style-name="Absatz-Standardschriftart">
      <style:text-properties style:font-name="Verdana3" fo:letter-spacing="-0.009cm" style:language-complex="ar" style:country-complex="SA"/>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52z0" style:family="text">
      <style:text-properties style:font-name="Symbol" fo:font-size="10pt" style:font-size-asian="10pt"/>
    </style:style>
    <style:style style:name="WW8Num52z1" style:family="text">
      <style:text-properties style:font-name="Courier New" fo:font-size="10pt" style:font-size-asian="10pt"/>
    </style:style>
    <style:style style:name="WW8Num52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 fo:font-size="10pt" style:font-size-asian="10pt"/>
    </style:style>
    <style:style style:name="WW8Num103z2" style:family="text">
      <style:text-properties style:font-name="Wingdings" fo:font-size="10pt" style:font-size-asian="10pt"/>
    </style:style>
    <style:style style:name="WW8Num55z1" style:family="text">
      <style:text-properties style:font-name="Courier New" fo:font-size="10pt" style:font-size-asian="10pt"/>
    </style:style>
    <style:style style:name="WW8Num48z0" style:family="text">
      <style:text-properties style:font-name="Symbol" fo:font-size="10pt" style:font-size-asian="10pt"/>
    </style:style>
    <style:style style:name="WW8Num48z1" style:family="text">
      <style:text-properties style:font-name="Courier New" fo:font-size="10pt" style:font-size-asian="10pt"/>
    </style:style>
    <style:style style:name="WW8Num48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 fo:font-size="10pt" style:font-size-asian="10pt"/>
    </style:style>
    <style:style style:name="WW8Num104z2" style:family="text">
      <style:text-properties style:font-name="Wingdings" fo:font-size="10pt" style:font-size-asian="10pt"/>
    </style:style>
    <style:style style:name="luecke" style:family="text">
      <style:text-properties style:text-line-through-style="none" style:text-underline-style="solid" style:text-underline-width="auto" style:text-underline-color="font-color" fo:font-weight="bold"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1"/>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1"/>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1"/>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1"/>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1"/>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071123"/>
    </style:style>
    <style:style style:name="MT2" style:family="text">
      <style:text-properties officeooo:rsid="00075104"/>
    </style:style>
    <style:page-layout style:name="Mpm1">
      <style:page-layout-properties fo:page-width="21.001cm" fo:page-height="29.7cm" style:num-format="1" style:print-orientation="portrait" fo:margin-top="1.45cm" fo:margin-bottom="1.4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text:span text:style-name="MT1">Informatik</text:span><text:tab/><text:span text:style-name="MT2">SICHERHEIT</text:span><text:tab/>Arbeitsunterlage</text:p>
      </style:header>
      <style:footer>
        <text:p text:style-name="Footer">Informatik<text:tab/><text:tab/><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0.4$Linux_X86_64 LibreOffice_project/410m0$Build-4</meta:generator>
    <meta:creation-date>2013-04-07T00:27:06</meta:creation-date>
    <meta:editing-cycles>4</meta:editing-cycles>
    <meta:editing-duration>PT12M20S</meta:editing-duration>
    <dc:date>2015-02-24T11:11:59.403686400</dc:date>
    <dc:creator>hofmann </dc:creator>
    <meta:document-statistic meta:table-count="0" meta:image-count="0" meta:object-count="0" meta:page-count="4" meta:paragraph-count="64" meta:word-count="1186" meta:character-count="8567" meta:non-whitespace-character-count="7435"/>
    <meta:user-defined meta:name="Info 1"/>
    <meta:user-defined meta:name="Info 2"/>
    <meta:user-defined meta:name="Info 3"/>
    <meta:user-defined meta:name="Info 4"/>
    <meta:template xlink:type="simple" xlink:actuate="onRequest" xlink:title="arbeitsunterlage" xlink:href="../../../../../../informatik/.config/libreoffice/3/user/template/arbeitsunterlage.ott" meta:date="2013-04-07T00:27:06"/>
  </office:meta>
</office:document-meta>
</file>